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198in" fo:orphans="2" fo:widows="2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line-height-at-least="0.198in" fo:orphans="2" fo:widows="2" fo:text-indent="0in" style:auto-text-indent="false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in" style:line-height-at-least="0.198in" fo:orphans="2" fo:widows="2" fo:padding="0in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3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 </text:span><text:span text:style-name="T2">sentinel node</text:span><text:span text:style-name="T1"> is a specifically designated </text:span><text:a xlink:type="simple" xlink:href="http://en.wikipedia.org/wiki/Node_(computer_science)"><text:span text:style-name="T3">node</text:span></text:a><text:span text:style-name="T1"> used with </text:span><text:a xlink:type="simple" xlink:href="http://en.wikipedia.org/wiki/Linked_list"><text:span text:style-name="T3">linked lists</text:span></text:a><text:span text:style-name="T1"> and </text:span><text:a xlink:type="simple" xlink:href="http://en.wikipedia.org/wiki/Tree_(data_structure)"><text:span text:style-name="T3">trees</text:span></text:a><text:span text:style-name="T1"> as a traversal path terminator. A sentinel node does not hold or reference any data managed by the data structure. Sentinels are used as an alternative over using </text:span><text:a xlink:type="simple" xlink:href="http://en.wikipedia.org/wiki/Null_pointer"><text:span text:style-name="T3">null</text:span></text:a><text:span text:style-name="T1"> as the path terminator in order to get one or more of the following benefits:</text:span></text:p>
      <text:list xml:id="list147169864" text:style-name="L1">
        <text:list-item>
          <text:p text:style-name="P2">Increased speed of operations</text:p>
        </text:list-item>
        <text:list-item>
          <text:p text:style-name="P3">Reduced algorithmic complexity and code size</text:p>
        </text:list-item>
        <text:list-item>
          <text:p text:style-name="P3">Increased data structure robustness (arguably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x </meta:initial-creator>
    <meta:creation-date>2012-10-16T18:44:27</meta:creation-date>
    <meta:document-statistic meta:table-count="0" meta:image-count="0" meta:object-count="0" meta:page-count="1" meta:paragraph-count="4" meta:word-count="76" meta:character-count="453" meta:non-whitespace-character-count="384"/>
    <dc:date>2012-10-16T18:44:38</dc:date>
    <dc:creator>Linux </dc:creator>
    <meta:editing-duration>PT12S</meta:editing-duration>
    <meta:editing-cycles>1</meta:editing-cycles>
    <meta:generator>LibreOffice/3.4$Unix LibreOffice_project/340m1$Build-302</meta:generator>
  </office:meta>
</office:document-meta>
</file>